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804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000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008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804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ff00ff" draw:textarea-vertical-align="middle" draw:auto-grow-height="false" draw:fit-to-size="false" style:shrink-to-fit="false" fo:min-height="2.601cm" fo:min-width="4.128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000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008000" draw:textarea-vertical-align="middle" draw:auto-grow-height="false" draw:fit-to-size="false" style:shrink-to-fit="false" fo:min-height="2.601cm" fo:min-width="4.12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ff7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59cm" svg:stroke-color="#ff8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a05014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0000ff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008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ff00ff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solid" svg:stroke-width="0.035cm" svg:stroke-color="#1e789b" draw:stroke-linejoin="miter" svg:stroke-linecap="butt" draw:fill="solid" draw:fill-color="#ff7f00" draw:textarea-vertical-align="middle" draw:auto-grow-height="false" draw:fit-to-size="false" style:shrink-to-fit="false" fo:min-height="2.601cm" fo:min-width="4.128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804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0000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ff0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solid" draw:fill-color="#008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solid" draw:fill-color="#ff00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loext:graphic-properties draw:fill="solid" draw:fill-color="#ff7f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2" draw:id="id2" draw:layer="layout" svg:width="4.936cm" svg:height="3.159cm" svg:x="5.265cm" svg:y="5.271cm">
          <text:p text:style-name="P1"><text:span text:style-name="T1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2" draw:text-style-name="P3" xml:id="id3" draw:id="id3" draw:layer="layout" svg:width="4.936cm" svg:height="3.159cm" svg:x="11.455cm" svg:y="5.271cm">
          <text:p text:style-name="P1"><text:span text:style-name="T1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3" draw:text-style-name="P4" xml:id="id4" draw:id="id4" draw:layer="layout" svg:width="4.936cm" svg:height="3.159cm" svg:x="17.646cm" svg:y="5.271cm">
          <text:p text:style-name="P1"><text:span text:style-name="T1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" draw:text-style-name="P5" xml:id="id5" draw:id="id5" draw:layer="layout" svg:width="4.936cm" svg:height="3.159cm" svg:x="23.836cm" svg:y="5.271cm">
          <text:p text:style-name="P1"><text:span text:style-name="T1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5" draw:text-style-name="P2" xml:id="id6" draw:id="id6" draw:layer="layout" svg:width="4.936cm" svg:height="3.159cm" svg:x="2.12cm" svg:y="10.7cm">
          <text:p text:style-name="P1"><text:span text:style-name="T1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6" draw:text-style-name="P6" xml:id="id7" draw:id="id7" draw:layer="layout" svg:width="4.936cm" svg:height="3.159cm" svg:x="8.31cm" svg:y="10.7cm">
          <text:p text:style-name="P1"><text:span text:style-name="T1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7" draw:text-style-name="P3" xml:id="id8" draw:id="id8" draw:layer="layout" svg:width="4.936cm" svg:height="3.159cm" svg:x="14.58cm" svg:y="10.7cm">
          <text:p text:style-name="P1"><text:span text:style-name="T1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8" draw:text-style-name="P4" xml:id="id9" draw:id="id9" draw:layer="layout" svg:width="4.936cm" svg:height="3.159cm" svg:x="20.691cm" svg:y="10.7cm">
          <text:p text:style-name="P1"><text:span text:style-name="T1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9" draw:text-style-name="P5" xml:id="id10" draw:id="id10" draw:layer="layout" svg:width="4.936cm" svg:height="3.159cm" svg:x="26.881cm" svg:y="10.7cm">
          <text:p text:style-name="P1"><text:span text:style-name="T1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10" draw:text-style-name="P7" xml:id="id1" draw:id="id1" draw:layer="layout" svg:width="4.936cm" svg:height="3.159cm" svg:x="14.501cm" svg:y="0.3cm">
          <text:p text:style-name="P1"><text:span text:style-name="T1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11" draw:text-style-name="P8" draw:layer="layout" draw:type="curve" svg:x1="14.501cm" svg:y1="1.879cm" svg:x2="7.733cm" svg:y2="5.271cm" draw:start-shape="id1" draw:start-glue-point="3" draw:end-shape="id2" draw:end-glue-point="0" svg:d="M14501 1879c-4512 0-6768 1130-6768 3392" svg:viewBox="0 0 6769 3393">
          <text:p/>
        </draw:connector>
        <draw:connector draw:name="Line 13" draw:style-name="gr11" draw:text-style-name="P8" draw:layer="layout" draw:type="curve" svg:x1="14.501cm" svg:y1="1.879cm" svg:x2="13.923cm" svg:y2="5.271cm" draw:start-shape="id1" draw:start-glue-point="3" draw:end-shape="id3" draw:end-glue-point="0" svg:d="M14501 1879c-386 0-578 1130-578 3392" svg:viewBox="0 0 579 3393">
          <text:p/>
        </draw:connector>
        <draw:connector draw:name="Line 14" draw:style-name="gr11" draw:text-style-name="P8" draw:layer="layout" draw:type="curve" svg:x1="19.437cm" svg:y1="1.879cm" svg:x2="20.114cm" svg:y2="5.271cm" draw:start-shape="id1" draw:start-glue-point="1" draw:end-shape="id4" draw:end-glue-point="0" svg:d="M19437 1879c452 0 677 1130 677 3392" svg:viewBox="0 0 678 3393">
          <text:p/>
        </draw:connector>
        <draw:connector draw:name="Line 15" draw:style-name="gr11" draw:text-style-name="P8" draw:layer="layout" draw:type="curve" svg:x1="19.437cm" svg:y1="1.879cm" svg:x2="26.304cm" svg:y2="5.271cm" draw:start-shape="id1" draw:start-glue-point="1" draw:end-shape="id5" draw:end-glue-point="0" svg:d="M19437 1879c4578 0 6867 1130 6867 3392" svg:viewBox="0 0 6868 3393">
          <text:p/>
        </draw:connector>
        <draw:connector draw:name="Line 16" draw:style-name="gr12" draw:text-style-name="P8" draw:layer="layout" draw:type="curve" svg:x1="7.733cm" svg:y1="8.43cm" svg:x2="4.588cm" svg:y2="10.7cm" draw:start-shape="id2" draw:start-glue-point="2" draw:end-shape="id6" draw:end-glue-point="0" svg:d="M7733 8430c0 1701-3145 566-3145 2270" svg:viewBox="0 0 3146 2271">
          <text:p/>
        </draw:connector>
        <draw:connector draw:name="Line 17" draw:style-name="gr12" draw:text-style-name="P8" draw:layer="layout" draw:type="curve" svg:x1="7.733cm" svg:y1="8.43cm" svg:x2="10.778cm" svg:y2="10.7cm" draw:start-shape="id2" draw:start-glue-point="2" draw:end-shape="id7" draw:end-glue-point="0" svg:d="M7733 8430c0 1701 3045 566 3045 2270" svg:viewBox="0 0 3046 2271">
          <text:p/>
        </draw:connector>
        <draw:connector draw:name="Line 18" draw:style-name="gr12" draw:text-style-name="P8" draw:layer="layout" draw:type="curve" svg:x1="7.733cm" svg:y1="8.43cm" svg:x2="17.048cm" svg:y2="10.7cm" draw:start-shape="id2" draw:start-glue-point="2" draw:end-shape="id8" draw:end-glue-point="0" svg:d="M7733 8430c0 1701 9315 566 9315 2270" svg:viewBox="0 0 9316 2271">
          <text:p/>
        </draw:connector>
        <draw:connector draw:name="Line 19" draw:style-name="gr13" draw:text-style-name="P8" draw:layer="layout" draw:type="curve" svg:x1="13.923cm" svg:y1="8.43cm" svg:x2="10.778cm" svg:y2="10.7cm" draw:start-shape="id3" draw:start-glue-point="2" draw:end-shape="id7" draw:end-glue-point="0" svg:d="M13923 8430c0 1701-3145 566-3145 2270" svg:viewBox="0 0 3146 2271">
          <text:p/>
        </draw:connector>
        <draw:connector draw:name="Line 20" draw:style-name="gr13" draw:text-style-name="P8" draw:layer="layout" draw:type="curve" svg:x1="13.923cm" svg:y1="8.43cm" svg:x2="17.048cm" svg:y2="10.7cm" draw:start-shape="id3" draw:start-glue-point="2" draw:end-shape="id8" draw:end-glue-point="0" svg:d="M13923 8430c0 1701 3125 566 3125 2270" svg:viewBox="0 0 3126 2271">
          <text:p/>
        </draw:connector>
        <draw:connector draw:name="Line 21" draw:style-name="gr13" draw:text-style-name="P8" draw:layer="layout" draw:type="curve" svg:x1="13.923cm" svg:y1="8.43cm" svg:x2="23.159cm" svg:y2="10.7cm" draw:start-shape="id3" draw:start-glue-point="2" draw:end-shape="id9" draw:end-glue-point="0" svg:d="M13923 8430c0 1701 9236 566 9236 2270" svg:viewBox="0 0 9237 2271">
          <text:p/>
        </draw:connector>
        <draw:connector draw:name="Line 22" draw:style-name="gr14" draw:text-style-name="P8" draw:layer="layout" draw:type="curve" svg:x1="20.114cm" svg:y1="8.43cm" svg:x2="23.159cm" svg:y2="10.7cm" draw:start-shape="id4" draw:start-glue-point="2" draw:end-shape="id9" draw:end-glue-point="0" svg:d="M20114 8430c0 1701 3045 566 3045 2270" svg:viewBox="0 0 3046 2271">
          <text:p/>
        </draw:connector>
        <draw:connector draw:name="Line 23" draw:style-name="gr15" draw:text-style-name="P8" draw:layer="layout" draw:type="curve" svg:x1="26.304cm" svg:y1="8.43cm" svg:x2="29.349cm" svg:y2="10.7cm" draw:start-shape="id5" draw:start-glue-point="2" draw:end-shape="id10" draw:end-glue-point="0" svg:d="M26304 8430c0 1701 3045 566 3045 2270" svg:viewBox="0 0 3046 2271">
          <text:p/>
        </draw:connector>
        <draw:connector draw:name="Line 24" draw:style-name="gr12" draw:text-style-name="P8" draw:layer="layout" draw:type="curve" svg:x1="4.588cm" svg:y1="13.859cm" svg:x2="14.564cm" svg:y2="17.22cm" draw:start-shape="id6" draw:start-glue-point="2" draw:end-shape="id11" draw:end-glue-point="3" svg:d="M4588 13859c0 2241 3325 3361 9976 3361" svg:viewBox="0 0 9977 3362">
          <text:p/>
        </draw:connector>
        <draw:connector draw:name="Line 25" draw:style-name="gr16" draw:text-style-name="P8" draw:layer="layout" draw:type="curve" svg:x1="10.778cm" svg:y1="13.859cm" svg:x2="14.564cm" svg:y2="17.22cm" draw:start-shape="id7" draw:start-glue-point="2" draw:end-shape="id11" draw:end-glue-point="3" svg:d="M10778 13859c0 2241 1262 3361 3786 3361" svg:viewBox="0 0 3787 3362">
          <text:p/>
        </draw:connector>
        <draw:connector draw:name="Line 26" draw:style-name="gr13" draw:text-style-name="P8" draw:layer="layout" draw:type="curve" svg:x1="17.048cm" svg:y1="13.859cm" svg:x2="17.032cm" svg:y2="15.641cm" draw:start-shape="id8" draw:start-glue-point="2" draw:end-shape="id11" draw:end-glue-point="0" svg:d="M17048 13859c0 1335-16 444-16 1782" svg:viewBox="0 0 17 1783">
          <text:p/>
        </draw:connector>
        <draw:connector draw:name="Line 27" draw:style-name="gr14" draw:text-style-name="P8" draw:layer="layout" draw:type="curve" svg:x1="23.159cm" svg:y1="13.859cm" svg:x2="19.5cm" svg:y2="17.22cm" draw:start-shape="id9" draw:start-glue-point="2" draw:end-shape="id11" draw:end-glue-point="1" svg:d="M23159 13859c0 2241-1219 3361-3659 3361" svg:viewBox="0 0 3660 3362">
          <text:p/>
        </draw:connector>
        <draw:connector draw:name="Line 28" draw:style-name="gr15" draw:text-style-name="P8" draw:layer="layout" draw:type="curve" svg:x1="29.349cm" svg:y1="13.859cm" svg:x2="19.5cm" svg:y2="17.22cm" draw:start-shape="id10" draw:start-glue-point="2" draw:end-shape="id11" draw:end-glue-point="1" svg:d="M29349 13859c0 2241-3283 3361-9849 3361" svg:viewBox="0 0 9850 3362">
          <text:p/>
        </draw:connector>
        <draw:custom-shape draw:name="CustomShape 12" draw:style-name="gr17" draw:text-style-name="P7" xml:id="id11" draw:id="id11" draw:layer="layout" svg:width="4.936cm" svg:height="3.159cm" svg:x="14.564cm" svg:y="15.641cm">
          <text:p text:style-name="P1"><text:span text:style-name="T1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120deg" draw:border="0%"/>
    <draw:gradient draw:name="Rellenado_20_amarillo" draw:display-name="Rellenado amarillo" draw:style="linear" draw:start-color="#ffde59" draw:end-color="#b47804" draw:start-intensity="100%" draw:end-intensity="100%" draw:angle="120deg" draw:border="0%"/>
    <draw:gradient draw:name="Rellenado_20_azul" draw:display-name="Rellenado azul" draw:style="linear" draw:start-color="#729fcf" draw:end-color="#355269" draw:start-intensity="100%" draw:end-intensity="100%" draw:angle="120deg" draw:border="0%"/>
    <draw:gradient draw:name="Rellenado_20_rojo" draw:display-name="Rellenado rojo" draw:style="linear" draw:start-color="#ff6d6d" draw:end-color="#c9211e" draw:start-intensity="100%" draw:end-intensity="100%" draw:angle="120deg" draw:border="0%"/>
    <draw:gradient draw:name="Rellenado_20_verde" draw:display-name="Rellenado verde" draw:style="linear" draw:start-color="#77bc65" draw:end-color="#127622" draw:start-intensity="100%" draw:end-intensity="100%" draw:angle="12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00cc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7:24:45</meta:creation-date>
    <dc:language>es-MX</dc:language>
    <dc:date>2025-01-23T02:22:19.958803469</dc:date>
    <meta:editing-cycles>155</meta:editing-cycles>
    <dc:title>PowerPoint Presentation</dc:title>
    <meta:editing-duration>PT16M36S</meta:editing-duration>
    <meta:generator>LibreOffice/7.4.7.2$Linux_X86_64 LibreOffice_project/40$Build-2</meta:generator>
    <meta:document-statistic meta:object-count="48"/>
    <meta:user-defined meta:name="AppVersion">15.0000</meta:user-defined>
    <meta:user-defined meta:name="PresentationFormat">Widescreen</meta:user-defined>
    <meta:user-defined meta:name="Slides" meta:value-type="float">1</meta:user-defined>
    <meta:template xlink:type="simple" xlink:actuate="onRequest" xlink:title="office theme" xlink:href=""/>
  </office:meta>
</office:document-meta>
</file>